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0.027708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Achraf</text:p>
          </table:table-cell>
          <table:table-cell office:value-type="string" table:style-name="ce2">
            <text:p>Iliass</text:p>
          </table:table-cell>
          <table:table-cell office:value-type="string" table:style-name="ce2">
            <text:p>Quentin</text:p>
          </table:table-cell>
          <table:table-cell office:value-type="string" table:style-name="ce2">
            <text:p>Matias</text:p>
          </table:table-cell>
          <table:table-cell office:value-type="string" table:style-name="ce2">
            <text:p>Antoine</text:p>
          </table:table-cell>
          <table:table-cell office:value-type="string" table:style-name="ce2">
            <text:p>Mathieu</text:p>
          </table:table-cell>
          <table:table-cell office:value-type="string" table:style-name="ce2">
            <text:p>Nikita</text:p>
          </table:table-cell>
          <table:table-cell office:value-type="string" table:style-name="ce3">
            <text:p>Description</text:p>
          </table:table-cell>
          <table:table-cell table:number-columns-repeated="16374"/>
        </table:table-row>
        <table:table-row table:style-name="ro3">
          <table:table-cell/>
          <table:table-cell office:value-type="date" office:date-value="2018-11-21T00:00:00" table:style-name="ce4">
            <text:p>21-11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Concertation , nom de groupe, vue globale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18-11-27T00:00:00" table:style-name="ce4">
            <text:p>27-11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(x)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Première répartition des taches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18-11-30T00:00:00" table:style-name="ce4">
            <text:p>30-11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Brainstroming pour class diagram et mise en avant d’idées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18-12-05T00:00:00" table:style-name="ce4">
            <text:p>05-12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Mise au point de ce qui a été fait par les membres + organisation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18-12-12T00:00:00" table:style-name="ce4">
            <text:p>12-12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Nouveau format du SRD + répartition des tâches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18-12-14T00:00:00" table:style-name="ce4">
            <text:p>14-12-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Finalisation du SRD + répartition des tâches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Achraf Laamiri</dc:creator>
    <meta:creation-date>2018-11-30T11:43:09Z</meta:creation-date>
    <dc:date>2018-12-16T19:30:27Z</dc:date>
    <meta:editing-cycles>5</meta:editing-cycles>
    <meta:editing-duration>PT2165S</meta:editing-duration>
  </office:meta>
</office:document-meta>
</file>